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3465in"/>
    </style:style>
    <style:style style:name="co3" style:family="table-column">
      <style:table-column-properties fo:break-before="auto" style:column-width="0.2709in"/>
    </style:style>
    <style:style style:name="co4" style:family="table-column">
      <style:table-column-properties fo:break-before="auto" style:column-width="1.2902in"/>
    </style:style>
    <style:style style:name="co5" style:family="table-column">
      <style:table-column-properties fo:break-before="auto" style:column-width="0.4319in"/>
    </style:style>
    <style:style style:name="co6" style:family="table-column">
      <style:table-column-properties fo:break-before="auto" style:column-width="1.798in"/>
    </style:style>
    <style:style style:name="co7" style:family="table-column">
      <style:table-column-properties fo:break-before="auto" style:column-width="1.772in"/>
    </style:style>
    <style:style style:name="co8" style:family="table-column">
      <style:table-column-properties fo:break-before="auto" style:column-width="1.652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GAvsS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Ti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7493064.792096" calcext:value-type="float">
            <text:p>167493064.792096</text:p>
          </table:table-cell>
          <table:table-cell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7493064.792096" calcext:value-type="float">
            <text:p>167493064.792096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7493064.792096" calcext:value-type="float">
            <text:p>167493064.792096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7493064.792096" calcext:value-type="float">
            <text:p>167493064.792096</text:p>
          </table:table-cell>
          <table:table-cell office:value-type="float" office:value="55" calcext:value-type="float">
            <text:p>55</text:p>
          </table:table-cell>
          <table:table-cell table:formula="of:=AVERAGE([.E2:.E5])" office:value-type="float" office:value="167493064.792096" calcext:value-type="float">
            <text:p>167493064.792096</text:p>
          </table:table-cell>
          <table:table-cell/>
          <table:table-cell table:formula="of:=AVERAGE([.F2:.F5])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7493064.792096" calcext:value-type="float">
            <text:p>167493064.79209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7493064.792096" calcext:value-type="float">
            <text:p>167493064.792096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71540763.338519" calcext:value-type="float">
            <text:p>171540763.338519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7493064.792096" calcext:value-type="float">
            <text:p>167493064.792096</text:p>
          </table:table-cell>
          <table:table-cell office:value-type="float" office:value="6" calcext:value-type="float">
            <text:p>6</text:p>
          </table:table-cell>
          <table:table-cell table:formula="of:=AVERAGE([.E6:.E9])" office:value-type="float" office:value="168504989.428702" calcext:value-type="float">
            <text:p>168504989.428702</text:p>
          </table:table-cell>
          <table:table-cell table:formula="of:=[.G5]-[.G9]" office:value-type="float" office:value="-1011924.63660577" calcext:value-type="float">
            <text:p>-1011924.63660577</text:p>
          </table:table-cell>
          <table:table-cell table:formula="of:=AVERAGE([.F6:.F9])" office:value-type="float" office:value="6.25" calcext:value-type="float">
            <text:p>6.25</text:p>
          </table:table-cell>
          <table:table-cell table:formula="of:=[.I5]-[.I9]" office:value-type="float" office:value="65.75" calcext:value-type="float">
            <text:p>6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6008125.912044" calcext:value-type="float">
            <text:p>136008125.912044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6008125.912044" calcext:value-type="float">
            <text:p>136008125.912044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6008125.912044" calcext:value-type="float">
            <text:p>136008125.912044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6008125.912044" calcext:value-type="float">
            <text:p>136008125.912044</text:p>
          </table:table-cell>
          <table:table-cell office:value-type="float" office:value="55" calcext:value-type="float">
            <text:p>55</text:p>
          </table:table-cell>
          <table:table-cell table:formula="of:=AVERAGE([.E10:.E13])" office:value-type="float" office:value="136008125.912044" calcext:value-type="float">
            <text:p>136008125.912044</text:p>
          </table:table-cell>
          <table:table-cell/>
          <table:table-cell table:formula="of:=AVERAGE([.F10:.F13])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6768613.740287" calcext:value-type="float">
            <text:p>136768613.740287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6008125.912044" calcext:value-type="float">
            <text:p>136008125.91204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6008125.912044" calcext:value-type="float">
            <text:p>136008125.91204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6008125.912044" calcext:value-type="float">
            <text:p>136008125.912044</text:p>
          </table:table-cell>
          <table:table-cell office:value-type="float" office:value="6" calcext:value-type="float">
            <text:p>6</text:p>
          </table:table-cell>
          <table:table-cell table:formula="of:=AVERAGE([.E14:.E17])" office:value-type="float" office:value="136198247.869105" calcext:value-type="float">
            <text:p>136198247.869105</text:p>
          </table:table-cell>
          <table:table-cell table:formula="of:=[.G13]-[.G17]" office:value-type="float" office:value="-190121.957060754" calcext:value-type="float">
            <text:p>-190121.957060754</text:p>
          </table:table-cell>
          <table:table-cell table:formula="of:=AVERAGE([.F14:.F17])" office:value-type="float" office:value="6" calcext:value-type="float">
            <text:p>6</text:p>
          </table:table-cell>
          <table:table-cell table:formula="of:=[.I13]-[.I17]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2396068.091895" calcext:value-type="float">
            <text:p>112396068.091895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2396068.091895" calcext:value-type="float">
            <text:p>112396068.091895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2396068.091895" calcext:value-type="float">
            <text:p>112396068.091895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2396068.091895" calcext:value-type="float">
            <text:p>112396068.091895</text:p>
          </table:table-cell>
          <table:table-cell office:value-type="float" office:value="55" calcext:value-type="float">
            <text:p>55</text:p>
          </table:table-cell>
          <table:table-cell table:formula="of:=AVERAGE([.E18:.E21])" office:value-type="float" office:value="112396068.091895" calcext:value-type="float">
            <text:p>112396068.091895</text:p>
          </table:table-cell>
          <table:table-cell/>
          <table:table-cell table:formula="of:=AVERAGE([.F18:.F21])" office:value-type="float" office:value="56.5" calcext:value-type="float">
            <text:p>56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2396068.091895" calcext:value-type="float">
            <text:p>112396068.09189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5905085.360804" calcext:value-type="float">
            <text:p>115905085.36080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2396068.091895" calcext:value-type="float">
            <text:p>112396068.091895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4693022.573098" calcext:value-type="float">
            <text:p>114693022.573098</text:p>
          </table:table-cell>
          <table:table-cell office:value-type="float" office:value="6" calcext:value-type="float">
            <text:p>6</text:p>
          </table:table-cell>
          <table:table-cell table:formula="of:=AVERAGE([.E22:.E25])" office:value-type="float" office:value="113847561.029423" calcext:value-type="float">
            <text:p>113847561.029423</text:p>
          </table:table-cell>
          <table:table-cell table:formula="of:=[.G21]-[.G25]" office:value-type="float" office:value="-1451492.937528" calcext:value-type="float">
            <text:p>-1451492.937528</text:p>
          </table:table-cell>
          <table:table-cell table:formula="of:=AVERAGE([.F22:.F25])" office:value-type="float" office:value="6.25" calcext:value-type="float">
            <text:p>6.25</text:p>
          </table:table-cell>
          <table:table-cell table:formula="of:=[.I21]-[.I25]"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1105370.6838308" calcext:value-type="float">
            <text:p>91105370.6838308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1105370.6838308" calcext:value-type="float">
            <text:p>91105370.6838308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1105370.6838308" calcext:value-type="float">
            <text:p>91105370.6838308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1105370.6838308" calcext:value-type="float">
            <text:p>91105370.6838308</text:p>
          </table:table-cell>
          <table:table-cell office:value-type="float" office:value="57" calcext:value-type="float">
            <text:p>57</text:p>
          </table:table-cell>
          <table:table-cell table:formula="of:=AVERAGE([.E26:.E29])" office:value-type="float" office:value="91105370.6838308" calcext:value-type="float">
            <text:p>91105370.6838308</text:p>
          </table:table-cell>
          <table:table-cell/>
          <table:table-cell table:formula="of:=AVERAGE([.F26:.F29])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5277137.613793" calcext:value-type="float">
            <text:p>105277137.613793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3647952.765206" calcext:value-type="float">
            <text:p>103647952.765206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1105370.6838308" calcext:value-type="float">
            <text:p>91105370.6838308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0405936.15982" calcext:value-type="float">
            <text:p>100405936.15982</text:p>
          </table:table-cell>
          <table:table-cell office:value-type="float" office:value="6" calcext:value-type="float">
            <text:p>6</text:p>
          </table:table-cell>
          <table:table-cell table:formula="of:=AVERAGE([.E30:.E33])" office:value-type="float" office:value="100109099.305662" calcext:value-type="float">
            <text:p>100109099.305662</text:p>
          </table:table-cell>
          <table:table-cell table:formula="of:=[.G29]-[.G33]" office:value-type="float" office:value="-9003728.62183166" calcext:value-type="float">
            <text:p>-9003728.62183166</text:p>
          </table:table-cell>
          <table:table-cell table:formula="of:=AVERAGE([.F30:.F33])" office:value-type="float" office:value="6.25" calcext:value-type="float">
            <text:p>6.25</text:p>
          </table:table-cell>
          <table:table-cell table:formula="of:=[.I29]-[.I33]" office:value-type="float" office:value="53.75" calcext:value-type="float">
            <text:p>53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72816689.720961" calcext:value-type="float">
            <text:p>172816689.720961</text:p>
          </table:table-cell>
          <table:table-cell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72816689.720961" calcext:value-type="float">
            <text:p>172816689.720961</text:p>
          </table:table-cell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72816689.720961" calcext:value-type="float">
            <text:p>172816689.720961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72816689.720961" calcext:value-type="float">
            <text:p>172816689.720961</text:p>
          </table:table-cell>
          <table:table-cell office:value-type="float" office:value="68" calcext:value-type="float">
            <text:p>68</text:p>
          </table:table-cell>
          <table:table-cell table:formula="of:=AVERAGE([.E34:.E37])" office:value-type="float" office:value="172816689.720961" calcext:value-type="float">
            <text:p>172816689.720961</text:p>
          </table:table-cell>
          <table:table-cell/>
          <table:table-cell table:formula="of:=AVERAGE([.F34:.F37])" office:value-type="float" office:value="72.75" calcext:value-type="float">
            <text:p>72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75638206.951348" calcext:value-type="float">
            <text:p>175638206.951348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75638206.951348" calcext:value-type="float">
            <text:p>175638206.951348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72816689.720961" calcext:value-type="float">
            <text:p>172816689.720961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72816689.720961" calcext:value-type="float">
            <text:p>172816689.720961</text:p>
          </table:table-cell>
          <table:table-cell office:value-type="float" office:value="21" calcext:value-type="float">
            <text:p>21</text:p>
          </table:table-cell>
          <table:table-cell table:formula="of:=AVERAGE([.E38:.E41])" office:value-type="float" office:value="174227448.336155" calcext:value-type="float">
            <text:p>174227448.336155</text:p>
          </table:table-cell>
          <table:table-cell table:formula="of:=[.G37]-[.G41]" office:value-type="float" office:value="-1410758.61519352" calcext:value-type="float">
            <text:p>-1410758.61519352</text:p>
          </table:table-cell>
          <table:table-cell table:formula="of:=AVERAGE([.F38:.F41])" office:value-type="float" office:value="21.25" calcext:value-type="float">
            <text:p>21.25</text:p>
          </table:table-cell>
          <table:table-cell table:formula="of:=[.I37]-[.I41]" office:value-type="float" office:value="51.5" calcext:value-type="float">
            <text:p>5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1533083.777733" calcext:value-type="float">
            <text:p>151533083.777733</text:p>
          </table:table-cell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1533083.777733" calcext:value-type="float">
            <text:p>151533083.777733</text:p>
          </table:table-cell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2651886.83052" calcext:value-type="float">
            <text:p>152651886.83052</text:p>
          </table:table-cell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2651886.83052" calcext:value-type="float">
            <text:p>152651886.83052</text:p>
          </table:table-cell>
          <table:table-cell office:value-type="float" office:value="73" calcext:value-type="float">
            <text:p>73</text:p>
          </table:table-cell>
          <table:table-cell table:formula="of:=AVERAGE([.E42:.E45])" office:value-type="float" office:value="152092485.304127" calcext:value-type="float">
            <text:p>152092485.304127</text:p>
          </table:table-cell>
          <table:table-cell/>
          <table:table-cell table:formula="of:=AVERAGE([.F42:.F45])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2651886.83052" calcext:value-type="float">
            <text:p>152651886.83052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60250212.996158" calcext:value-type="float">
            <text:p>160250212.996158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1533083.777733" calcext:value-type="float">
            <text:p>151533083.777733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7189440.117114" calcext:value-type="float">
            <text:p>157189440.117114</text:p>
          </table:table-cell>
          <table:table-cell office:value-type="float" office:value="21" calcext:value-type="float">
            <text:p>21</text:p>
          </table:table-cell>
          <table:table-cell table:formula="of:=AVERAGE([.E46:.E49])" office:value-type="float" office:value="155406155.930381" calcext:value-type="float">
            <text:p>155406155.930381</text:p>
          </table:table-cell>
          <table:table-cell table:formula="of:=[.G45]-[.G49]" office:value-type="float" office:value="-3313670.62625474" calcext:value-type="float">
            <text:p>-3313670.62625474</text:p>
          </table:table-cell>
          <table:table-cell table:formula="of:=AVERAGE([.F46:.F49])" office:value-type="float" office:value="21.25" calcext:value-type="float">
            <text:p>21.25</text:p>
          </table:table-cell>
          <table:table-cell table:formula="of:=[.I45]-[.I49]" office:value-type="float" office:value="56.75" calcext:value-type="float">
            <text:p>56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36879137.826413" calcext:value-type="float">
            <text:p>136879137.826413</text:p>
          </table:table-cell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35624883.602177" calcext:value-type="float">
            <text:p>135624883.602177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37509825.86229" calcext:value-type="float">
            <text:p>137509825.86229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35624883.602177" calcext:value-type="float">
            <text:p>135624883.602177</text:p>
          </table:table-cell>
          <table:table-cell office:value-type="float" office:value="75" calcext:value-type="float">
            <text:p>75</text:p>
          </table:table-cell>
          <table:table-cell table:formula="of:=AVERAGE([.E50:.E53])" office:value-type="float" office:value="136409682.723264" calcext:value-type="float">
            <text:p>136409682.723264</text:p>
          </table:table-cell>
          <table:table-cell/>
          <table:table-cell table:formula="of:=AVERAGE([.F50:.F53])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44654282.915502" calcext:value-type="float">
            <text:p>144654282.915502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39093713.488578" calcext:value-type="float">
            <text:p>139093713.488578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38155517.562572" calcext:value-type="float">
            <text:p>138155517.562572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35624883.602177" calcext:value-type="float">
            <text:p>135624883.602177</text:p>
          </table:table-cell>
          <table:table-cell office:value-type="float" office:value="22" calcext:value-type="float">
            <text:p>22</text:p>
          </table:table-cell>
          <table:table-cell table:formula="of:=AVERAGE([.E54:.E57])" office:value-type="float" office:value="139382099.392207" calcext:value-type="float">
            <text:p>139382099.392207</text:p>
          </table:table-cell>
          <table:table-cell table:formula="of:=[.G53]-[.G57]" office:value-type="float" office:value="-2972416.66894302" calcext:value-type="float">
            <text:p>-2972416.66894302</text:p>
          </table:table-cell>
          <table:table-cell table:formula="of:=AVERAGE([.F54:.F57])" office:value-type="float" office:value="21.75" calcext:value-type="float">
            <text:p>21.75</text:p>
          </table:table-cell>
          <table:table-cell table:formula="of:=[.I53]-[.I57]" office:value-type="float" office:value="54.25" calcext:value-type="float">
            <text:p>54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3378107.682052" calcext:value-type="float">
            <text:p>123378107.682052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3347701.053052" calcext:value-type="float">
            <text:p>123347701.053052</text:p>
          </table:table-cell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3370541.17846" calcext:value-type="float">
            <text:p>123370541.17846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3370541.17846" calcext:value-type="float">
            <text:p>123370541.17846</text:p>
          </table:table-cell>
          <table:table-cell office:value-type="float" office:value="73" calcext:value-type="float">
            <text:p>73</text:p>
          </table:table-cell>
          <table:table-cell table:formula="of:=AVERAGE([.E58:.E61])" office:value-type="float" office:value="123366722.773006" calcext:value-type="float">
            <text:p>123366722.773006</text:p>
          </table:table-cell>
          <table:table-cell/>
          <table:table-cell table:formula="of:=AVERAGE([.F58:.F61])" office:value-type="float" office:value="75.5" calcext:value-type="float">
            <text:p>75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6857076.044693" calcext:value-type="float">
            <text:p>126857076.044693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3378107.682052" calcext:value-type="float">
            <text:p>123378107.682052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9125998.30293" calcext:value-type="float">
            <text:p>129125998.30293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5337351.64886" calcext:value-type="float">
            <text:p>125337351.64886</text:p>
          </table:table-cell>
          <table:table-cell office:value-type="float" office:value="22" calcext:value-type="float">
            <text:p>22</text:p>
          </table:table-cell>
          <table:table-cell table:formula="of:=AVERAGE([.E62:.E65])" office:value-type="float" office:value="126174633.419634" calcext:value-type="float">
            <text:p>126174633.419634</text:p>
          </table:table-cell>
          <table:table-cell table:formula="of:=[.G61]-[.G65]" office:value-type="float" office:value="-2807910.64662775" calcext:value-type="float">
            <text:p>-2807910.64662775</text:p>
          </table:table-cell>
          <table:table-cell table:formula="of:=AVERAGE([.F62:.F65])" office:value-type="float" office:value="21.75" calcext:value-type="float">
            <text:p>21.75</text:p>
          </table:table-cell>
          <table:table-cell table:formula="of:=[.I61]-[.I65]" office:value-type="float" office:value="53.75" calcext:value-type="float">
            <text:p>53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75231132.63071" calcext:value-type="float">
            <text:p>175231132.63071</text:p>
          </table:table-cell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75231132.63071" calcext:value-type="float">
            <text:p>175231132.63071</text:p>
          </table:table-cell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75231132.63071" calcext:value-type="float">
            <text:p>175231132.63071</text:p>
          </table:table-cell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75231132.63071" calcext:value-type="float">
            <text:p>175231132.63071</text:p>
          </table:table-cell>
          <table:table-cell office:value-type="float" office:value="95" calcext:value-type="float">
            <text:p>95</text:p>
          </table:table-cell>
          <table:table-cell table:formula="of:=AVERAGE([.E66:.E69])" office:value-type="float" office:value="175231132.63071" calcext:value-type="float">
            <text:p>175231132.63071</text:p>
          </table:table-cell>
          <table:table-cell/>
          <table:table-cell table:formula="of:=AVERAGE([.F66:.F69])" office:value-type="float" office:value="98.5" calcext:value-type="float">
            <text:p>98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75231132.63071" calcext:value-type="float">
            <text:p>175231132.63071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75231132.63071" calcext:value-type="float">
            <text:p>175231132.63071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75231132.63071" calcext:value-type="float">
            <text:p>175231132.63071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75231132.63071" calcext:value-type="float">
            <text:p>175231132.63071</text:p>
          </table:table-cell>
          <table:table-cell office:value-type="float" office:value="46" calcext:value-type="float">
            <text:p>46</text:p>
          </table:table-cell>
          <table:table-cell table:formula="of:=AVERAGE([.E70:.E73])" office:value-type="float" office:value="175231132.63071" calcext:value-type="float">
            <text:p>175231132.63071</text:p>
          </table:table-cell>
          <table:table-cell table:formula="of:=[.G69]-[.G73]" office:value-type="float" office:value="0" calcext:value-type="float">
            <text:p>0</text:p>
          </table:table-cell>
          <table:table-cell table:formula="of:=AVERAGE([.F70:.F73])" office:value-type="float" office:value="46" calcext:value-type="float">
            <text:p>46</text:p>
          </table:table-cell>
          <table:table-cell table:formula="of:=[.I69]-[.I73]" office:value-type="float" office:value="52.5" calcext:value-type="float">
            <text:p>5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5956356.604774" calcext:value-type="float">
            <text:p>155956356.604774</text:p>
          </table:table-cell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5975209.28445" calcext:value-type="float">
            <text:p>155975209.28445</text:p>
          </table:table-cell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61930329.135774" calcext:value-type="float">
            <text:p>161930329.135774</text:p>
          </table:table-cell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5956356.604774" calcext:value-type="float">
            <text:p>155956356.604774</text:p>
          </table:table-cell>
          <table:table-cell office:value-type="float" office:value="97" calcext:value-type="float">
            <text:p>97</text:p>
          </table:table-cell>
          <table:table-cell table:formula="of:=AVERAGE([.E74:.E77])" office:value-type="float" office:value="157454562.907443" calcext:value-type="float">
            <text:p>157454562.907443</text:p>
          </table:table-cell>
          <table:table-cell/>
          <table:table-cell table:formula="of:=AVERAGE([.F74:.F77])" office:value-type="float" office:value="99.75" calcext:value-type="float">
            <text:p>99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60625584.260446" calcext:value-type="float">
            <text:p>160625584.260446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61930329.135774" calcext:value-type="float">
            <text:p>161930329.135774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64517002.662691" calcext:value-type="float">
            <text:p>164517002.662691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60625584.260446" calcext:value-type="float">
            <text:p>160625584.260446</text:p>
          </table:table-cell>
          <table:table-cell office:value-type="float" office:value="47" calcext:value-type="float">
            <text:p>47</text:p>
          </table:table-cell>
          <table:table-cell table:formula="of:=AVERAGE([.E78:.E81])" office:value-type="float" office:value="161924625.079839" calcext:value-type="float">
            <text:p>161924625.079839</text:p>
          </table:table-cell>
          <table:table-cell table:formula="of:=[.G77]-[.G81]" office:value-type="float" office:value="-4470062.17239627" calcext:value-type="float">
            <text:p>-4470062.17239627</text:p>
          </table:table-cell>
          <table:table-cell table:formula="of:=AVERAGE([.F78:.F81])" office:value-type="float" office:value="46.25" calcext:value-type="float">
            <text:p>46.25</text:p>
          </table:table-cell>
          <table:table-cell table:formula="of:=[.I77]-[.I81]" office:value-type="float" office:value="53.5" calcext:value-type="float">
            <text:p>5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43563196.867201" calcext:value-type="float">
            <text:p>143563196.867201</text:p>
          </table:table-cell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41448485.748204" calcext:value-type="float">
            <text:p>141448485.748204</text:p>
          </table:table-cell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41448485.748204" calcext:value-type="float">
            <text:p>141448485.748204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41448485.748204" calcext:value-type="float">
            <text:p>141448485.748204</text:p>
          </table:table-cell>
          <table:table-cell office:value-type="float" office:value="96" calcext:value-type="float">
            <text:p>96</text:p>
          </table:table-cell>
          <table:table-cell table:formula="of:=AVERAGE([.E82:.E85])" office:value-type="float" office:value="141977163.527953" calcext:value-type="float">
            <text:p>141977163.527953</text:p>
          </table:table-cell>
          <table:table-cell/>
          <table:table-cell table:formula="of:=AVERAGE([.F82:.F85])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51244003.663669" calcext:value-type="float">
            <text:p>151244003.663669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43990222.639973" calcext:value-type="float">
            <text:p>143990222.639973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49895480.893947" calcext:value-type="float">
            <text:p>149895480.893947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41448485.748204" calcext:value-type="float">
            <text:p>141448485.748204</text:p>
          </table:table-cell>
          <table:table-cell office:value-type="float" office:value="47" calcext:value-type="float">
            <text:p>47</text:p>
          </table:table-cell>
          <table:table-cell table:formula="of:=AVERAGE([.E86:.E89])" office:value-type="float" office:value="146644548.236448" calcext:value-type="float">
            <text:p>146644548.236448</text:p>
          </table:table-cell>
          <table:table-cell table:formula="of:=[.G85]-[.G89]" office:value-type="float" office:value="-4667384.70849502" calcext:value-type="float">
            <text:p>-4667384.70849502</text:p>
          </table:table-cell>
          <table:table-cell table:formula="of:=AVERAGE([.F86:.F89])" office:value-type="float" office:value="46.5" calcext:value-type="float">
            <text:p>46.5</text:p>
          </table:table-cell>
          <table:table-cell table:formula="of:=[.I85]-[.I89]" office:value-type="float" office:value="55.5" calcext:value-type="float">
            <text:p>55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32862351.363036" calcext:value-type="float">
            <text:p>132862351.363036</text:p>
          </table:table-cell>
          <table:table-cell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31885334.820376" calcext:value-type="float">
            <text:p>131885334.820376</text:p>
          </table:table-cell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29442765.240311" calcext:value-type="float">
            <text:p>129442765.240311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33472923.191288" calcext:value-type="float">
            <text:p>133472923.191288</text:p>
          </table:table-cell>
          <table:table-cell office:value-type="float" office:value="99" calcext:value-type="float">
            <text:p>99</text:p>
          </table:table-cell>
          <table:table-cell table:formula="of:=AVERAGE([.E90:.E93])" office:value-type="float" office:value="131915843.653753" calcext:value-type="float">
            <text:p>131915843.653753</text:p>
          </table:table-cell>
          <table:table-cell/>
          <table:table-cell table:formula="of:=AVERAGE([.F90:.F93])" office:value-type="float" office:value="107.25" calcext:value-type="float">
            <text:p>107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38034462.702454" calcext:value-type="float">
            <text:p>138034462.702454</text:p>
          </table:table-cell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29391124.396875" calcext:value-type="float">
            <text:p>129391124.396875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34601694.827456" calcext:value-type="float">
            <text:p>134601694.827456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34601694.827456" calcext:value-type="float">
            <text:p>134601694.827456</text:p>
          </table:table-cell>
          <table:table-cell office:value-type="float" office:value="47" calcext:value-type="float">
            <text:p>47</text:p>
          </table:table-cell>
          <table:table-cell table:formula="of:=AVERAGE([.E94:.E97])" office:value-type="float" office:value="134157244.18856" calcext:value-type="float">
            <text:p>134157244.18856</text:p>
          </table:table-cell>
          <table:table-cell table:formula="of:=[.G93]-[.G97]" office:value-type="float" office:value="-2241400.5348075" calcext:value-type="float">
            <text:p>-2241400.5348075</text:p>
          </table:table-cell>
          <table:table-cell table:formula="of:=AVERAGE([.F94:.F97])" office:value-type="float" office:value="46.75" calcext:value-type="float">
            <text:p>46.75</text:p>
          </table:table-cell>
          <table:table-cell table:formula="of:=[.I93]-[.I97]" office:value-type="float" office:value="60.5" calcext:value-type="float">
            <text:p>6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80768670.039369" calcext:value-type="float">
            <text:p>180768670.039369</text:p>
          </table:table-cell>
          <table:table-cell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77471673.60142" calcext:value-type="float">
            <text:p>177471673.60142</text:p>
          </table:table-cell>
          <table:table-cell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77471673.60142" calcext:value-type="float">
            <text:p>177471673.60142</text:p>
          </table:table-cell>
          <table:table-cell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80768670.039369" calcext:value-type="float">
            <text:p>180768670.039369</text:p>
          </table:table-cell>
          <table:table-cell office:value-type="float" office:value="140" calcext:value-type="float">
            <text:p>140</text:p>
          </table:table-cell>
          <table:table-cell table:formula="of:=AVERAGE([.E98:.E101])" office:value-type="float" office:value="179120171.820395" calcext:value-type="float">
            <text:p>179120171.820395</text:p>
          </table:table-cell>
          <table:table-cell/>
          <table:table-cell table:formula="of:=AVERAGE([.F98:.F101])" office:value-type="float" office:value="140.75" calcext:value-type="float">
            <text:p>140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77471673.60142" calcext:value-type="float">
            <text:p>177471673.60142</text:p>
          </table:table-cell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77471673.60142" calcext:value-type="float">
            <text:p>177471673.60142</text:p>
          </table:table-cell>
          <table:table-cell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77471673.60142" calcext:value-type="float">
            <text:p>177471673.60142</text:p>
          </table:table-cell>
          <table:table-cell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77471673.60142" calcext:value-type="float">
            <text:p>177471673.60142</text:p>
          </table:table-cell>
          <table:table-cell office:value-type="float" office:value="84" calcext:value-type="float">
            <text:p>84</text:p>
          </table:table-cell>
          <table:table-cell table:formula="of:=AVERAGE([.E102:.E105])" office:value-type="float" office:value="177471673.60142" calcext:value-type="float">
            <text:p>177471673.60142</text:p>
          </table:table-cell>
          <table:table-cell table:formula="of:=[.G101]-[.G105]" office:value-type="float" office:value="1648498.2189745" calcext:value-type="float">
            <text:p>1648498.2189745</text:p>
          </table:table-cell>
          <table:table-cell table:formula="of:=AVERAGE([.F102:.F105])" office:value-type="float" office:value="83.75" calcext:value-type="float">
            <text:p>83.75</text:p>
          </table:table-cell>
          <table:table-cell table:formula="of:=[.I101]-[.I10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61918810.965658" calcext:value-type="float">
            <text:p>161918810.965658</text:p>
          </table:table-cell>
          <table:table-cell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61292970.449245" calcext:value-type="float">
            <text:p>161292970.449245</text:p>
          </table:table-cell>
          <table:table-cell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60811323.882401" calcext:value-type="float">
            <text:p>160811323.882401</text:p>
          </table:table-cell>
          <table:table-cell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58830544.593772" calcext:value-type="float">
            <text:p>158830544.593772</text:p>
          </table:table-cell>
          <table:table-cell office:value-type="float" office:value="141" calcext:value-type="float">
            <text:p>141</text:p>
          </table:table-cell>
          <table:table-cell table:formula="of:=AVERAGE([.E106:.E109])" office:value-type="float" office:value="160713412.472769" calcext:value-type="float">
            <text:p>160713412.472769</text:p>
          </table:table-cell>
          <table:table-cell/>
          <table:table-cell table:formula="of:=AVERAGE([.F106:.F109])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67108745.853397" calcext:value-type="float">
            <text:p>167108745.853397</text:p>
          </table:table-cell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63089652.449105" calcext:value-type="float">
            <text:p>163089652.449105</text:p>
          </table:table-cell>
          <table:table-cell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65256011.147257" calcext:value-type="float">
            <text:p>165256011.147257</text:p>
          </table:table-cell>
          <table:table-cell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58830544.593772" calcext:value-type="float">
            <text:p>158830544.593772</text:p>
          </table:table-cell>
          <table:table-cell office:value-type="float" office:value="85" calcext:value-type="float">
            <text:p>85</text:p>
          </table:table-cell>
          <table:table-cell table:formula="of:=AVERAGE([.E110:.E113])" office:value-type="float" office:value="163571238.510883" calcext:value-type="float">
            <text:p>163571238.510883</text:p>
          </table:table-cell>
          <table:table-cell table:formula="of:=[.G109]-[.G113]" office:value-type="float" office:value="-2857826.03811374" calcext:value-type="float">
            <text:p>-2857826.03811374</text:p>
          </table:table-cell>
          <table:table-cell table:formula="of:=AVERAGE([.F110:.F113])" office:value-type="float" office:value="84.25" calcext:value-type="float">
            <text:p>84.25</text:p>
          </table:table-cell>
          <table:table-cell table:formula="of:=[.I109]-[.I113]" office:value-type="float" office:value="57.75" calcext:value-type="float">
            <text:p>57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49187628.39611" calcext:value-type="float">
            <text:p>149187628.39611</text:p>
          </table:table-cell>
          <table:table-cell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46666230.438287" calcext:value-type="float">
            <text:p>146666230.438287</text:p>
          </table:table-cell>
          <table:table-cell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45027367.927591" calcext:value-type="float">
            <text:p>145027367.927591</text:p>
          </table:table-cell>
          <table:table-cell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51095887.211172" calcext:value-type="float">
            <text:p>151095887.211172</text:p>
          </table:table-cell>
          <table:table-cell office:value-type="float" office:value="139" calcext:value-type="float">
            <text:p>139</text:p>
          </table:table-cell>
          <table:table-cell table:formula="of:=AVERAGE([.E114:.E117])" office:value-type="float" office:value="147994278.49329" calcext:value-type="float">
            <text:p>147994278.49329</text:p>
          </table:table-cell>
          <table:table-cell/>
          <table:table-cell table:formula="of:=AVERAGE([.F114:.F117])"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43968875.765794" calcext:value-type="float">
            <text:p>143968875.765794</text:p>
          </table:table-cell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55533966.977506" calcext:value-type="float">
            <text:p>155533966.977506</text:p>
          </table:table-cell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45027367.927591" calcext:value-type="float">
            <text:p>145027367.927591</text:p>
          </table:table-cell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47869113.553558" calcext:value-type="float">
            <text:p>147869113.553558</text:p>
          </table:table-cell>
          <table:table-cell office:value-type="float" office:value="86" calcext:value-type="float">
            <text:p>86</text:p>
          </table:table-cell>
          <table:table-cell table:formula="of:=AVERAGE([.E118:.E121])" office:value-type="float" office:value="148099831.056112" calcext:value-type="float">
            <text:p>148099831.056112</text:p>
          </table:table-cell>
          <table:table-cell table:formula="of:=[.G117]-[.G121]" office:value-type="float" office:value="-105552.562822253" calcext:value-type="float">
            <text:p>-105552.562822253</text:p>
          </table:table-cell>
          <table:table-cell table:formula="of:=AVERAGE([.F118:.F121])" office:value-type="float" office:value="84.75" calcext:value-type="float">
            <text:p>84.75</text:p>
          </table:table-cell>
          <table:table-cell table:formula="of:=[.I117]-[.I121]" office:value-type="float" office:value="54.25" calcext:value-type="float">
            <text:p>54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35172339.111573" calcext:value-type="float">
            <text:p>135172339.111573</text:p>
          </table:table-cell>
          <table:table-cell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34264966.944382" calcext:value-type="float">
            <text:p>134264966.944382</text:p>
          </table:table-cell>
          <table:table-cell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36283042.650423" calcext:value-type="float">
            <text:p>136283042.650423</text:p>
          </table:table-cell>
          <table:table-cell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36566218.103248" calcext:value-type="float">
            <text:p>136566218.103248</text:p>
          </table:table-cell>
          <table:table-cell office:value-type="float" office:value="140" calcext:value-type="float">
            <text:p>140</text:p>
          </table:table-cell>
          <table:table-cell table:formula="of:=AVERAGE([.E122:.E125])" office:value-type="float" office:value="135571641.702407" calcext:value-type="float">
            <text:p>135571641.702407</text:p>
          </table:table-cell>
          <table:table-cell/>
          <table:table-cell table:formula="of:=AVERAGE([.F122:.F125])" office:value-type="float" office:value="146.75" calcext:value-type="float">
            <text:p>146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36446470.005239" calcext:value-type="float">
            <text:p>136446470.005239</text:p>
          </table:table-cell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41520909.614424" calcext:value-type="float">
            <text:p>141520909.614424</text:p>
          </table:table-cell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35172339.111573" calcext:value-type="float">
            <text:p>135172339.111573</text:p>
          </table:table-cell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34264966.944382" calcext:value-type="float">
            <text:p>134264966.944382</text:p>
          </table:table-cell>
          <table:table-cell office:value-type="float" office:value="83" calcext:value-type="float">
            <text:p>83</text:p>
          </table:table-cell>
          <table:table-cell table:formula="of:=AVERAGE([.E126:.E129])" office:value-type="float" office:value="136851171.418905" calcext:value-type="float">
            <text:p>136851171.418905</text:p>
          </table:table-cell>
          <table:table-cell table:formula="of:=[.G125]-[.G129]" office:value-type="float" office:value="-1279529.71649802" calcext:value-type="float">
            <text:p>-1279529.71649802</text:p>
          </table:table-cell>
          <table:table-cell table:formula="of:=AVERAGE([.F126:.F129])" office:value-type="float" office:value="85" calcext:value-type="float">
            <text:p>85</text:p>
          </table:table-cell>
          <table:table-cell table:formula="of:=[.I125]-[.I129]" office:value-type="float" office:value="61.75" calcext:value-type="float">
            <text:p>61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79182481.484242" calcext:value-type="float">
            <text:p>179182481.484242</text:p>
          </table:table-cell>
          <table:table-cell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81268579.067993" calcext:value-type="float">
            <text:p>181268579.067993</text:p>
          </table:table-cell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78484285.702586" calcext:value-type="float">
            <text:p>178484285.702586</text:p>
          </table:table-cell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79182481.484242" calcext:value-type="float">
            <text:p>179182481.484242</text:p>
          </table:table-cell>
          <table:table-cell office:value-type="float" office:value="177" calcext:value-type="float">
            <text:p>177</text:p>
          </table:table-cell>
          <table:table-cell table:formula="of:=AVERAGE([.E130:.E133])" office:value-type="float" office:value="179529456.934766" calcext:value-type="float">
            <text:p>179529456.934766</text:p>
          </table:table-cell>
          <table:table-cell/>
          <table:table-cell table:formula="of:=AVERAGE([.F130:.F133])" office:value-type="float" office:value="182.25" calcext:value-type="float">
            <text:p>182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236209838.704865" calcext:value-type="float">
            <text:p>236209838.704865</text:p>
          </table:table-cell>
          <table:table-cell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78484285.702586" calcext:value-type="float">
            <text:p>178484285.702586</text:p>
          </table:table-cell>
          <table:table-cell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78548982.560643" calcext:value-type="float">
            <text:p>178548982.560643</text:p>
          </table:table-cell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78484285.702586" calcext:value-type="float">
            <text:p>178484285.702586</text:p>
          </table:table-cell>
          <table:table-cell office:value-type="float" office:value="129" calcext:value-type="float">
            <text:p>129</text:p>
          </table:table-cell>
          <table:table-cell table:formula="of:=AVERAGE([.E134:.E137])" office:value-type="float" office:value="192931848.16767" calcext:value-type="float">
            <text:p>192931848.16767</text:p>
          </table:table-cell>
          <table:table-cell table:formula="of:=[.G133]-[.G137]" office:value-type="float" office:value="-13402391.2329043" calcext:value-type="float">
            <text:p>-13402391.2329043</text:p>
          </table:table-cell>
          <table:table-cell table:formula="of:=AVERAGE([.F134:.F137])" office:value-type="float" office:value="135" calcext:value-type="float">
            <text:p>135</text:p>
          </table:table-cell>
          <table:table-cell table:formula="of:=[.I133]-[.I137]" office:value-type="float" office:value="47.25" calcext:value-type="float">
            <text:p>47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62906926.112023" calcext:value-type="float">
            <text:p>162906926.112023</text:p>
          </table:table-cell>
          <table:table-cell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61466661.343169" calcext:value-type="float">
            <text:p>161466661.343169</text:p>
          </table:table-cell>
          <table:table-cell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59739858.933021" calcext:value-type="float">
            <text:p>159739858.933021</text:p>
          </table:table-cell>
          <table:table-cell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59739858.933021" calcext:value-type="float">
            <text:p>159739858.933021</text:p>
          </table:table-cell>
          <table:table-cell office:value-type="float" office:value="180" calcext:value-type="float">
            <text:p>180</text:p>
          </table:table-cell>
          <table:table-cell table:formula="of:=AVERAGE([.E138:.E141])" office:value-type="float" office:value="160963326.330309" calcext:value-type="float">
            <text:p>160963326.330309</text:p>
          </table:table-cell>
          <table:table-cell/>
          <table:table-cell table:formula="of:=AVERAGE([.F138:.F141])" office:value-type="float" office:value="182.75" calcext:value-type="float">
            <text:p>182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58569933.394812" calcext:value-type="float">
            <text:p>158569933.394812</text:p>
          </table:table-cell>
          <table:table-cell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64514117.972556" calcext:value-type="float">
            <text:p>164514117.972556</text:p>
          </table:table-cell>
          <table:table-cell office:value-type="float" office:value="132" calcext:value-type="float">
            <text:p>1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58569933.394812" calcext:value-type="float">
            <text:p>158569933.394812</text:p>
          </table:table-cell>
          <table:table-cell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66848449.266133" calcext:value-type="float">
            <text:p>166848449.266133</text:p>
          </table:table-cell>
          <table:table-cell office:value-type="float" office:value="132" calcext:value-type="float">
            <text:p>132</text:p>
          </table:table-cell>
          <table:table-cell table:formula="of:=AVERAGE([.E142:.E145])" office:value-type="float" office:value="162125608.507078" calcext:value-type="float">
            <text:p>162125608.507078</text:p>
          </table:table-cell>
          <table:table-cell table:formula="of:=[.G141]-[.G145]" office:value-type="float" office:value="-1162282.17676973" calcext:value-type="float">
            <text:p>-1162282.17676973</text:p>
          </table:table-cell>
          <table:table-cell table:formula="of:=AVERAGE([.F142:.F145])" office:value-type="float" office:value="135.25" calcext:value-type="float">
            <text:p>135.25</text:p>
          </table:table-cell>
          <table:table-cell table:formula="of:=[.I141]-[.I145]" office:value-type="float" office:value="47.5" calcext:value-type="float">
            <text:p>4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43863327.161326" calcext:value-type="float">
            <text:p>143863327.161326</text:p>
          </table:table-cell>
          <table:table-cell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48161918.858129" calcext:value-type="float">
            <text:p>148161918.858129</text:p>
          </table:table-cell>
          <table:table-cell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48053309.889487" calcext:value-type="float">
            <text:p>148053309.889487</text:p>
          </table:table-cell>
          <table:table-cell office:value-type="float" office:value="189" calcext:value-type="float">
            <text:p>1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44415530.011389" calcext:value-type="float">
            <text:p>144415530.011389</text:p>
          </table:table-cell>
          <table:table-cell office:value-type="float" office:value="182" calcext:value-type="float">
            <text:p>182</text:p>
          </table:table-cell>
          <table:table-cell table:formula="of:=AVERAGE([.E146:.E149])" office:value-type="float" office:value="146123521.480083" calcext:value-type="float">
            <text:p>146123521.480083</text:p>
          </table:table-cell>
          <table:table-cell/>
          <table:table-cell table:formula="of:=AVERAGE([.F146:.F149])"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53422186.43635" calcext:value-type="float">
            <text:p>153422186.43635</text:p>
          </table:table-cell>
          <table:table-cell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60420678.437532" calcext:value-type="float">
            <text:p>160420678.437532</text:p>
          </table:table-cell>
          <table:table-cell office:value-type="float" office:value="132" calcext:value-type="float">
            <text:p>1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57578427.032258" calcext:value-type="float">
            <text:p>157578427.032258</text:p>
          </table:table-cell>
          <table:table-cell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52034753.838422" calcext:value-type="float">
            <text:p>152034753.838422</text:p>
          </table:table-cell>
          <table:table-cell office:value-type="float" office:value="132" calcext:value-type="float">
            <text:p>132</text:p>
          </table:table-cell>
          <table:table-cell table:formula="of:=AVERAGE([.E150:.E153])" office:value-type="float" office:value="155864011.436141" calcext:value-type="float">
            <text:p>155864011.436141</text:p>
          </table:table-cell>
          <table:table-cell table:formula="of:=[.G149]-[.G153]" office:value-type="float" office:value="-9740489.95605776" calcext:value-type="float">
            <text:p>-9740489.95605776</text:p>
          </table:table-cell>
          <table:table-cell table:formula="of:=AVERAGE([.F150:.F153])" office:value-type="float" office:value="131.5" calcext:value-type="float">
            <text:p>131.5</text:p>
          </table:table-cell>
          <table:table-cell table:formula="of:=[.I149]-[.I153]" office:value-type="float" office:value="56.5" calcext:value-type="float">
            <text:p>5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36200560.566391" calcext:value-type="float">
            <text:p>136200560.566391</text:p>
          </table:table-cell>
          <table:table-cell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34444943.912339" calcext:value-type="float">
            <text:p>134444943.912339</text:p>
          </table:table-cell>
          <table:table-cell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34893958.357936" calcext:value-type="float">
            <text:p>134893958.357936</text:p>
          </table:table-cell>
          <table:table-cell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32964448.805793" calcext:value-type="float">
            <text:p>132964448.805793</text:p>
          </table:table-cell>
          <table:table-cell office:value-type="float" office:value="182" calcext:value-type="float">
            <text:p>182</text:p>
          </table:table-cell>
          <table:table-cell table:formula="of:=AVERAGE([.E154:.E157])" office:value-type="float" office:value="134625977.910615" calcext:value-type="float">
            <text:p>134625977.910615</text:p>
          </table:table-cell>
          <table:table-cell/>
          <table:table-cell table:formula="of:=AVERAGE([.F154:.F157])" office:value-type="float" office:value="183.5" calcext:value-type="float">
            <text:p>18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41716144.77856" calcext:value-type="float">
            <text:p>141716144.77856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37299301.695892" calcext:value-type="float">
            <text:p>137299301.695892</text:p>
          </table:table-cell>
          <table:table-cell office:value-type="float" office:value="132" calcext:value-type="float">
            <text:p>1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39085622.832413" calcext:value-type="float">
            <text:p>139085622.832413</text:p>
          </table:table-cell>
          <table:table-cell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50247366.800847" calcext:value-type="float">
            <text:p>150247366.800847</text:p>
          </table:table-cell>
          <table:table-cell office:value-type="float" office:value="132" calcext:value-type="float">
            <text:p>132</text:p>
          </table:table-cell>
          <table:table-cell table:formula="of:=AVERAGE([.E158:.E161])" office:value-type="float" office:value="142087109.026928" calcext:value-type="float">
            <text:p>142087109.026928</text:p>
          </table:table-cell>
          <table:table-cell table:formula="of:=[.G157]-[.G161]" office:value-type="float" office:value="-7461131.11631325" calcext:value-type="float">
            <text:p>-7461131.11631325</text:p>
          </table:table-cell>
          <table:table-cell table:formula="of:=AVERAGE([.F158:.F161])" office:value-type="float" office:value="133" calcext:value-type="float">
            <text:p>133</text:p>
          </table:table-cell>
          <table:table-cell table:formula="of:=[.I157]-[.I161]" office:value-type="float" office:value="50.5" calcext:value-type="float">
            <text:p>5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127817068.547615" calcext:value-type="float">
            <text:p>127817068.547615</text:p>
          </table:table-cell>
          <table:table-cell office:value-type="float" office:value="2230" calcext:value-type="float">
            <text:p>22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126730261.914021" calcext:value-type="float">
            <text:p>126730261.914021</text:p>
          </table:table-cell>
          <table:table-cell office:value-type="float" office:value="2224" calcext:value-type="float">
            <text:p>2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126660250.734923" calcext:value-type="float">
            <text:p>126660250.734923</text:p>
          </table:table-cell>
          <table:table-cell office:value-type="float" office:value="2222" calcext:value-type="float">
            <text:p>2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125475154.971441" calcext:value-type="float">
            <text:p>125475154.971441</text:p>
          </table:table-cell>
          <table:table-cell office:value-type="float" office:value="2216" calcext:value-type="float">
            <text:p>2216</text:p>
          </table:table-cell>
          <table:table-cell table:formula="of:=AVERAGE([.E162:.E165])" office:value-type="float" office:value="126670684.042" calcext:value-type="float">
            <text:p>126670684.042</text:p>
          </table:table-cell>
          <table:table-cell/>
          <table:table-cell table:formula="of:=AVERAGE([.F162:.F165])" office:value-type="float" office:value="2223" calcext:value-type="float">
            <text:p>22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122332692.270266" calcext:value-type="float">
            <text:p>122332692.270266</text:p>
          </table:table-cell>
          <table:table-cell office:value-type="float" office:value="2163" calcext:value-type="float">
            <text:p>2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121583511.884545" calcext:value-type="float">
            <text:p>121583511.884545</text:p>
          </table:table-cell>
          <table:table-cell office:value-type="float" office:value="2140" calcext:value-type="float">
            <text:p>21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141052812.573801" calcext:value-type="float">
            <text:p>141052812.573801</text:p>
          </table:table-cell>
          <table:table-cell office:value-type="float" office:value="2140" calcext:value-type="float">
            <text:p>21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130503785.517627" calcext:value-type="float">
            <text:p>130503785.517627</text:p>
          </table:table-cell>
          <table:table-cell office:value-type="float" office:value="2162" calcext:value-type="float">
            <text:p>2162</text:p>
          </table:table-cell>
          <table:table-cell table:formula="of:=AVERAGE([.E166:.E169])" office:value-type="float" office:value="128868200.56156" calcext:value-type="float">
            <text:p>128868200.56156</text:p>
          </table:table-cell>
          <table:table-cell table:formula="of:=[.G165]-[.G169]" office:value-type="float" office:value="-2197516.51955976" calcext:value-type="float">
            <text:p>-2197516.51955976</text:p>
          </table:table-cell>
          <table:table-cell table:formula="of:=AVERAGE([.F166:.F169])" office:value-type="float" office:value="2151.25" calcext:value-type="float">
            <text:p>2151.25</text:p>
          </table:table-cell>
          <table:table-cell table:formula="of:=[.I165]-[.I169]" office:value-type="float" office:value="71.75" calcext:value-type="float">
            <text:p>71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120742822.195752" calcext:value-type="float">
            <text:p>120742822.195752</text:p>
          </table:table-cell>
          <table:table-cell office:value-type="float" office:value="2218" calcext:value-type="float">
            <text:p>22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126183156.611442" calcext:value-type="float">
            <text:p>126183156.611442</text:p>
          </table:table-cell>
          <table:table-cell office:value-type="float" office:value="2213" calcext:value-type="float">
            <text:p>22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120281363.506574" calcext:value-type="float">
            <text:p>120281363.506574</text:p>
          </table:table-cell>
          <table:table-cell office:value-type="float" office:value="2217" calcext:value-type="float">
            <text:p>22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124148065.812295" calcext:value-type="float">
            <text:p>124148065.812295</text:p>
          </table:table-cell>
          <table:table-cell office:value-type="float" office:value="2220" calcext:value-type="float">
            <text:p>2220</text:p>
          </table:table-cell>
          <table:table-cell table:formula="of:=AVERAGE([.E170:.E173])" office:value-type="float" office:value="122838852.031516" calcext:value-type="float">
            <text:p>122838852.031516</text:p>
          </table:table-cell>
          <table:table-cell/>
          <table:table-cell table:formula="of:=AVERAGE([.F170:.F173])" office:value-type="float" office:value="2217" calcext:value-type="float">
            <text:p>2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126816991.005745" calcext:value-type="float">
            <text:p>126816991.005745</text:p>
          </table:table-cell>
          <table:table-cell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127926063.210056" calcext:value-type="float">
            <text:p>127926063.210056</text:p>
          </table:table-cell>
          <table:table-cell office:value-type="float" office:value="2157" calcext:value-type="float">
            <text:p>21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122522905.159663" calcext:value-type="float">
            <text:p>122522905.159663</text:p>
          </table:table-cell>
          <table:table-cell office:value-type="float" office:value="2187" calcext:value-type="float">
            <text:p>21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121573287.394777" calcext:value-type="float">
            <text:p>121573287.394777</text:p>
          </table:table-cell>
          <table:table-cell office:value-type="float" office:value="2170" calcext:value-type="float">
            <text:p>2170</text:p>
          </table:table-cell>
          <table:table-cell table:formula="of:=AVERAGE([.E174:.E177])" office:value-type="float" office:value="124709811.69256" calcext:value-type="float">
            <text:p>124709811.69256</text:p>
          </table:table-cell>
          <table:table-cell table:formula="of:=[.G173]-[.G177]" office:value-type="float" office:value="-1870959.66104451" calcext:value-type="float">
            <text:p>-1870959.66104451</text:p>
          </table:table-cell>
          <table:table-cell table:formula="of:=AVERAGE([.F174:.F177])" office:value-type="float" office:value="2166.5" calcext:value-type="float">
            <text:p>2166.5</text:p>
          </table:table-cell>
          <table:table-cell table:formula="of:=[.I173]-[.I177]" office:value-type="float" office:value="50.5" calcext:value-type="float">
            <text:p>5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19875654.016975" calcext:value-type="float">
            <text:p>119875654.016975</text:p>
          </table:table-cell>
          <table:table-cell office:value-type="float" office:value="2252" calcext:value-type="float">
            <text:p>22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21172068.013425" calcext:value-type="float">
            <text:p>121172068.013425</text:p>
          </table:table-cell>
          <table:table-cell office:value-type="float" office:value="2223" calcext:value-type="float">
            <text:p>22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21834921.113888" calcext:value-type="float">
            <text:p>121834921.113888</text:p>
          </table:table-cell>
          <table:table-cell office:value-type="float" office:value="2210" calcext:value-type="float">
            <text:p>22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22444227.280941" calcext:value-type="float">
            <text:p>122444227.280941</text:p>
          </table:table-cell>
          <table:table-cell office:value-type="float" office:value="2232" calcext:value-type="float">
            <text:p>2232</text:p>
          </table:table-cell>
          <table:table-cell table:formula="of:=AVERAGE([.E178:.E181])" office:value-type="float" office:value="121331717.606307" calcext:value-type="float">
            <text:p>121331717.606307</text:p>
          </table:table-cell>
          <table:table-cell/>
          <table:table-cell table:formula="of:=AVERAGE([.F178:.F181])" office:value-type="float" office:value="2229.25" calcext:value-type="float">
            <text:p>2229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18406148.5297" calcext:value-type="float">
            <text:p>118406148.5297</text:p>
          </table:table-cell>
          <table:table-cell office:value-type="float" office:value="2161" calcext:value-type="float">
            <text:p>21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18670057.171521" calcext:value-type="float">
            <text:p>118670057.171521</text:p>
          </table:table-cell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19933222.695908" calcext:value-type="float">
            <text:p>119933222.695908</text:p>
          </table:table-cell>
          <table:table-cell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16042512.572503" calcext:value-type="float">
            <text:p>116042512.572503</text:p>
          </table:table-cell>
          <table:table-cell office:value-type="float" office:value="2167" calcext:value-type="float">
            <text:p>2167</text:p>
          </table:table-cell>
          <table:table-cell table:formula="of:=AVERAGE([.E182:.E185])" office:value-type="float" office:value="118262985.242408" calcext:value-type="float">
            <text:p>118262985.242408</text:p>
          </table:table-cell>
          <table:table-cell table:formula="of:=[.G181]-[.G185]" office:value-type="float" office:value="3068732.36389925" calcext:value-type="float">
            <text:p>3068732.36389925</text:p>
          </table:table-cell>
          <table:table-cell table:formula="of:=AVERAGE([.F182:.F185])" office:value-type="float" office:value="2174" calcext:value-type="float">
            <text:p>2174</text:p>
          </table:table-cell>
          <table:table-cell table:formula="of:=[.I181]-[.I185]" office:value-type="float" office:value="55.25" calcext:value-type="float">
            <text:p>55.25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Diff</text:p>
          </table:table-cell>
          <table:table-cell office:value-type="string" calcext:value-type="string">
            <text:p>absolute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positive sum</text:p>
          </table:table-cell>
          <table:table-cell office:value-type="string" calcext:value-type="string">
            <text:p>negative sum</text:p>
          </table:table-cell>
        </table:table-row>
        <table:table-row table:style-name="ro1">
          <table:table-cell table:number-columns-repeated="7"/>
          <table:table-cell office:value-type="float" office:value="-105552.562822193" calcext:value-type="float">
            <text:p>-105552.562822193</text:p>
          </table:table-cell>
          <table:table-cell table:formula="of:=ABS([.H190])" office:value-type="float" office:value="105552.562822193" calcext:value-type="float">
            <text:p>105552.562822193</text:p>
          </table:table-cell>
          <table:table-cell office:value-type="float" office:value="1" calcext:value-type="float">
            <text:p>1</text:p>
          </table:table-cell>
          <table:table-cell table:formula="of:=SUM([.J204])" office:value-type="float" office:value="15" calcext:value-type="float">
            <text:p>15</text:p>
          </table:table-cell>
          <table:table-cell table:formula="of:=SUM([.J190:.J203]) + SUM([.J205:.J211])" office:value-type="float" office:value="238" calcext:value-type="float">
            <text:p>238</text:p>
          </table:table-cell>
        </table:table-row>
        <table:table-row table:style-name="ro1">
          <table:table-cell table:number-columns-repeated="7"/>
          <table:table-cell office:value-type="float" office:value="-190121.957060903" calcext:value-type="float">
            <text:p>-190121.957060903</text:p>
          </table:table-cell>
          <table:table-cell table:formula="of:=ABS([.H191])" office:value-type="float" office:value="190121.957060903" calcext:value-type="float">
            <text:p>190121.95706090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-1011924.63660586" calcext:value-type="float">
            <text:p>-1011924.63660586</text:p>
          </table:table-cell>
          <table:table-cell table:formula="of:=ABS([.H192])" office:value-type="float" office:value="1011924.63660586" calcext:value-type="float">
            <text:p>1011924.6366058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-1162282.17676979" calcext:value-type="float">
            <text:p>-1162282.17676979</text:p>
          </table:table-cell>
          <table:table-cell table:formula="of:=ABS([.H193])" office:value-type="float" office:value="1162282.17676979" calcext:value-type="float">
            <text:p>1162282.1767697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-1279529.7164982" calcext:value-type="float">
            <text:p>-1279529.7164982</text:p>
          </table:table-cell>
          <table:table-cell table:formula="of:=ABS([.H194])" office:value-type="float" office:value="1279529.7164982" calcext:value-type="float">
            <text:p>1279529.716498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-1410758.61519343" calcext:value-type="float">
            <text:p>-1410758.61519343</text:p>
          </table:table-cell>
          <table:table-cell table:formula="of:=ABS([.H195])" office:value-type="float" office:value="1410758.61519343" calcext:value-type="float">
            <text:p>1410758.6151934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-1451492.9375279" calcext:value-type="float">
            <text:p>-1451492.9375279</text:p>
          </table:table-cell>
          <table:table-cell table:formula="of:=ABS([.H196])" office:value-type="float" office:value="1451492.9375279" calcext:value-type="float">
            <text:p>1451492.93752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648498.21897483" calcext:value-type="float">
            <text:p>1648498.21897483</text:p>
          </table:table-cell>
          <table:table-cell table:formula="of:=ABS([.H197])" office:value-type="float" office:value="1648498.21897483" calcext:value-type="float">
            <text:p>1648498.2189748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-1870959.66104448" calcext:value-type="float">
            <text:p>-1870959.66104448</text:p>
          </table:table-cell>
          <table:table-cell table:formula="of:=ABS([.H198])" office:value-type="float" office:value="1870959.66104448" calcext:value-type="float">
            <text:p>1870959.6610444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-2197516.51955988" calcext:value-type="float">
            <text:p>-2197516.51955988</text:p>
          </table:table-cell>
          <table:table-cell table:formula="of:=ABS([.H199])" office:value-type="float" office:value="2197516.51955988" calcext:value-type="float">
            <text:p>2197516.5195598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-2241400.53480713" calcext:value-type="float">
            <text:p>-2241400.53480713</text:p>
          </table:table-cell>
          <table:table-cell table:formula="of:=ABS([.H200])" office:value-type="float" office:value="2241400.53480713" calcext:value-type="float">
            <text:p>2241400.53480713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-2807910.64662772" calcext:value-type="float">
            <text:p>-2807910.64662772</text:p>
          </table:table-cell>
          <table:table-cell table:formula="of:=ABS([.H201])" office:value-type="float" office:value="2807910.64662772" calcext:value-type="float">
            <text:p>2807910.6466277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-2857826.03811389" calcext:value-type="float">
            <text:p>-2857826.03811389</text:p>
          </table:table-cell>
          <table:table-cell table:formula="of:=ABS([.H202])" office:value-type="float" office:value="2857826.03811389" calcext:value-type="float">
            <text:p>2857826.03811389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-2972416.66894323" calcext:value-type="float">
            <text:p>-2972416.66894323</text:p>
          </table:table-cell>
          <table:table-cell table:formula="of:=ABS([.H203])" office:value-type="float" office:value="2972416.66894323" calcext:value-type="float">
            <text:p>2972416.66894323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068732.36389925" calcext:value-type="float">
            <text:p>3068732.36389925</text:p>
          </table:table-cell>
          <table:table-cell table:formula="of:=ABS([.H204])" office:value-type="float" office:value="3068732.36389925" calcext:value-type="float">
            <text:p>3068732.3638992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-3313670.62625477" calcext:value-type="float">
            <text:p>-3313670.62625477</text:p>
          </table:table-cell>
          <table:table-cell table:formula="of:=ABS([.H205])" office:value-type="float" office:value="3313670.62625477" calcext:value-type="float">
            <text:p>3313670.6262547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-4470062.17239633" calcext:value-type="float">
            <text:p>-4470062.17239633</text:p>
          </table:table-cell>
          <table:table-cell table:formula="of:=ABS([.H206])" office:value-type="float" office:value="4470062.17239633" calcext:value-type="float">
            <text:p>4470062.17239633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-4667384.70849499" calcext:value-type="float">
            <text:p>-4667384.70849499</text:p>
          </table:table-cell>
          <table:table-cell table:formula="of:=ABS([.H207])" office:value-type="float" office:value="4667384.70849499" calcext:value-type="float">
            <text:p>4667384.70849499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-7461131.11631283" calcext:value-type="float">
            <text:p>-7461131.11631283</text:p>
          </table:table-cell>
          <table:table-cell table:formula="of:=ABS([.H208])" office:value-type="float" office:value="7461131.11631283" calcext:value-type="float">
            <text:p>7461131.11631283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-9003728.62183152" calcext:value-type="float">
            <text:p>-9003728.62183152</text:p>
          </table:table-cell>
          <table:table-cell table:formula="of:=ABS([.H209])" office:value-type="float" office:value="9003728.62183152" calcext:value-type="float">
            <text:p>9003728.6218315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-9740489.95605779" calcext:value-type="float">
            <text:p>-9740489.95605779</text:p>
          </table:table-cell>
          <table:table-cell table:formula="of:=ABS([.H210])" office:value-type="float" office:value="9740489.95605779" calcext:value-type="float">
            <text:p>9740489.95605779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-13402391.2329042" calcext:value-type="float">
            <text:p>-13402391.2329042</text:p>
          </table:table-cell>
          <table:table-cell table:formula="of:=ABS([.H211])" office:value-type="float" office:value="13402391.2329042" calcext:value-type="float">
            <text:p>13402391.2329042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resultsGAvsSA.H189:resultsGAvsSA.I21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9">00/00/0000</text:date>, <text:time style:data-style-name="N2" text:time-value="12:23:05.3699284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29T13:33:05.318595018</dc:date>
    <meta:editing-duration>PT1H37M46S</meta:editing-duration>
    <meta:editing-cycles>5</meta:editing-cycles>
    <meta:generator>LibreOffice/25.8.3.2$Linux_X86_64 LibreOffice_project/580$Build-2</meta:generator>
    <meta:document-statistic meta:table-count="1" meta:cell-count="1321" meta:object-count="0"/>
  </office:meta>
</office:document-meta>
</file>